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3.3909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37">
      <style:table-cell-properties fo:background-color="#ffffff"/>
    </style:style>
    <style:style style:name="ce8" style:family="table-cell" style:parent-style-name="Default">
      <style:table-cell-properties fo:background-color="#ffcc99"/>
      <style:text-properties style:font-name="Arimo" style:font-name-asian="WenQuanYi Micro Hei" style:font-name-complex="DejaVu Sans"/>
    </style:style>
    <style:style style:name="ce9" style:family="table-cell" style:parent-style-name="Default" style:data-style-name="N100">
      <style:table-cell-properties fo:background-color="#66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r_type:id</text:p>
          </table:table-cell>
          <table:table-cell table:style-name="Default" office:value-type="string" calcext:value-type="string">
            <text:p>parent_id:id</text:p>
          </table:table-cell>
          <table:table-cell table:style-name="Default" office:value-type="string" calcext:value-type="string">
            <text:p>reconci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a_bas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oa_basic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rrent_asse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sh_expenditur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sh or Cash Equival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ceivabl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Account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unts_receivable</text:p>
          </table:table-cell>
          <table:table-cell table:style-name="ce1" office:value-type="float" office:value="12001" calcext:value-type="float">
            <text:p>12001</text:p>
          </table:table-cell>
          <table:table-cell table:style-name="ce1" office:value-type="string" calcext:value-type="string">
            <text:p>Default Accounts Receivable</text:p>
          </table:table-cell>
          <table:table-cell table:style-name="ce1" office:value-type="string" calcext:value-type="string">
            <text:p>receivable</text:p>
          </table:table-cell>
          <table:table-cell table:style-name="ce1" office:value-type="string" calcext:value-type="string">
            <text:p>l10n_us.user_type_account_receivable</text:p>
          </table:table-cell>
          <table:table-cell table:style-name="ce1" office:value-type="string" calcext:value-type="string">
            <text:p>receivables</text:p>
          </table:table-cell>
          <table:table-cell table:style-name="ce1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paid_expenses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repaid Expense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_term_notes_receivable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hort Term Note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current_asset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Other 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xed_asset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ixed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7001" calcext:value-type="float">
            <text:p>17001</text:p>
          </table:table-cell>
          <table:table-cell table:style-name="ce1" office:value-type="string" calcext:value-type="string">
            <text:p>Accumulated Depreci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fixed_assets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angible_assets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Intangible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s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Investm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asset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_equ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abilities and Equity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oa_basic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_equ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t_liability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ccount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_payable</text:p>
          </table:table-cell>
          <table:table-cell table:style-name="ce2" office:value-type="float" office:value="200011" calcext:value-type="float">
            <text:p>200011</text:p>
          </table:table-cell>
          <table:table-cell table:style-name="ce2" office:value-type="string" calcext:value-type="string">
            <text:p>Default Accounts 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l10n_us.user_type_account_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dit_cards</text:p>
          </table:table-cell>
          <table:table-cell table:style-name="ce2" office:value-type="float" office:value="20001" calcext:value-type="float">
            <text:p>20001</text:p>
          </table:table-cell>
          <table:table-cell table:style-name="ce2" office:value-type="string" calcext:value-type="string">
            <text:p>Credit Card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roll_liabilities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Payroll Liabilities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ata_account_type_liability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nefit_liabilities</text:p>
          </table:table-cell>
          <table:table-cell table:style-name="ce2" office:value-type="float" office:value="20003" calcext:value-type="float">
            <text:p>20003</text:p>
          </table:table-cell>
          <table:table-cell table:style-name="ce2" office:value-type="string" calcext:value-type="string">
            <text:p>Employee Benefi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ort_term_notes_payable</text:p>
          </table:table-cell>
          <table:table-cell table:style-name="ce2" office:value-type="float" office:value="20004" calcext:value-type="float">
            <text:p>20004</text:p>
          </table:table-cell>
          <table:table-cell table:style-name="ce2" office:value-type="string" calcext:value-type="string">
            <text:p>Short Term Note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_current_liability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string" calcext:value-type="string">
            <text:p>Other 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_term_liability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Long Term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liability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_equity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Owner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Ryan Smith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Logan Harri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Wavetronix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Dr. David Long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Equity in Investments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nl</text:p>
          </table:table-cell>
          <table:table-cell table:style-name="ce7" office:value-type="string" calcext:value-type="string">
            <text:p>4and5</text:p>
          </table:table-cell>
          <table:table-cell table:style-name="ce4" office:value-type="string" calcext:value-type="string">
            <text:p>Income Statment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l10n_us.user_type_view</text:p>
          </table:table-cell>
          <table:table-cell table:style-name="ce4" office:value-type="string" calcext:value-type="string">
            <text:p>coa_basic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sales_revenu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Sales and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pnl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rvices_revenue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Services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1010" calcext:value-type="float">
            <text:p>411010</text:p>
          </table:table-cell>
          <table:table-cell table:style-name="ce5" office:value-type="string" calcext:value-type="string">
            <text:p>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10" calcext:value-type="float">
            <text:p>412010</text:p>
          </table:table-cell>
          <table:table-cell table:style-name="ce5" office:value-type="string" calcext:value-type="string">
            <text:p>Non-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20" calcext:value-type="float">
            <text:p>412020</text:p>
          </table:table-cell>
          <table:table-cell table:style-name="ce5" office:value-type="string" calcext:value-type="string">
            <text:p>Internation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9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10" calcext:value-type="float">
            <text:p>412110</text:p>
          </table:table-cell>
          <table:table-cell table:style-name="ce5" office:value-type="string" calcext:value-type="string">
            <text:p>Commerci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20" calcext:value-type="float">
            <text:p>412120</text:p>
          </table:table-cell>
          <table:table-cell table:style-name="ce5" office:value-type="string" calcext:value-type="string">
            <text:p>Intercompany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210" calcext:value-type="float">
            <text:p>412210</text:p>
          </table:table-cell>
          <table:table-cell table:style-name="ce5" office:value-type="string" calcext:value-type="string">
            <text:p>Deployment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sales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Product Sales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10" calcext:value-type="float">
            <text:p>413010</text:p>
          </table:table-cell>
          <table:table-cell table:style-name="ce5" office:value-type="string" calcext:value-type="string">
            <text:p>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20" calcext:value-type="float">
            <text:p>413020</text:p>
          </table:table-cell>
          <table:table-cell table:style-name="ce5" office:value-type="string" calcext:value-type="string">
            <text:p>Non-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30" calcext:value-type="float">
            <text:p>413030</text:p>
          </table:table-cell>
          <table:table-cell table:style-name="ce5" office:value-type="string" calcext:value-type="string">
            <text:p>Internation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40" calcext:value-type="float">
            <text:p>413040</text:p>
          </table:table-cell>
          <table:table-cell table:style-name="ce5" office:value-type="string" calcext:value-type="string">
            <text:p>Commerci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50" calcext:value-type="float">
            <text:p>413050</text:p>
          </table:table-cell>
          <table:table-cell table:style-name="ce5" office:value-type="string" calcext:value-type="string">
            <text:p>Intercomany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60" calcext:value-type="float">
            <text:p>413060</text:p>
          </table:table-cell>
          <table:table-cell table:style-name="ce5" office:value-type="string" calcext:value-type="string">
            <text:p>Deployment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fault_sales_revenue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string" calcext:value-type="string">
            <text:p>Default Sal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6010" calcext:value-type="float">
            <text:p>416010</text:p>
          </table:table-cell>
          <table:table-cell table:style-name="ce5" office:value-type="string" calcext:value-type="string">
            <text:p>Product Lease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leases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10" calcext:value-type="float">
            <text:p>511010</text:p>
          </table:table-cell>
          <table:table-cell office:value-type="string" calcext:value-type="string">
            <text:p>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20" calcext:value-type="float">
            <text:p>511020</text:p>
          </table:table-cell>
          <table:table-cell office:value-type="string" calcext:value-type="string">
            <text:p>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30" calcext:value-type="float">
            <text:p>511030</text:p>
          </table:table-cell>
          <table:table-cell office:value-type="string" calcext:value-type="string">
            <text:p>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40" calcext:value-type="float">
            <text:p>511040</text:p>
          </table:table-cell>
          <table:table-cell office:value-type="string" calcext:value-type="string">
            <text:p>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50" calcext:value-type="float">
            <text:p>511050</text:p>
          </table:table-cell>
          <table:table-cell office:value-type="string" calcext:value-type="string">
            <text:p>DOD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10" calcext:value-type="float">
            <text:p>512010</text:p>
          </table:table-cell>
          <table:table-cell office:value-type="string" calcext:value-type="string">
            <text:p>Non-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20" calcext:value-type="float">
            <text:p>512020</text:p>
          </table:table-cell>
          <table:table-cell office:value-type="string" calcext:value-type="string">
            <text:p>Non-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30" calcext:value-type="float">
            <text:p>512030</text:p>
          </table:table-cell>
          <table:table-cell office:value-type="string" calcext:value-type="string">
            <text:p>Non-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40" calcext:value-type="float">
            <text:p>512040</text:p>
          </table:table-cell>
          <table:table-cell office:value-type="string" calcext:value-type="string">
            <text:p>Non-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50" calcext:value-type="float">
            <text:p>512050</text:p>
          </table:table-cell>
          <table:table-cell office:value-type="string" calcext:value-type="string">
            <text:p>Non-DOD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10" calcext:value-type="float">
            <text:p>513010</text:p>
          </table:table-cell>
          <table:table-cell office:value-type="string" calcext:value-type="string">
            <text:p>International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20" calcext:value-type="float">
            <text:p>513020</text:p>
          </table:table-cell>
          <table:table-cell office:value-type="string" calcext:value-type="string">
            <text:p>International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30" calcext:value-type="float">
            <text:p>513030</text:p>
          </table:table-cell>
          <table:table-cell office:value-type="string" calcext:value-type="string">
            <text:p>International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40" calcext:value-type="float">
            <text:p>513040</text:p>
          </table:table-cell>
          <table:table-cell office:value-type="string" calcext:value-type="string">
            <text:p>International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50" calcext:value-type="float">
            <text:p>513050</text:p>
          </table:table-cell>
          <table:table-cell office:value-type="string" calcext:value-type="string">
            <text:p>International Contract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300" calcext:value-type="float">
            <text:p>517300</text:p>
          </table:table-cell>
          <table:table-cell office:value-type="string" calcext:value-type="string">
            <text:p>Engineerin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400" calcext:value-type="float">
            <text:p>517400</text:p>
          </table:table-cell>
          <table:table-cell office:value-type="string" calcext:value-type="string">
            <text:p>Engineerin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500" calcext:value-type="float">
            <text:p>517500</text:p>
          </table:table-cell>
          <table:table-cell office:value-type="string" calcext:value-type="string">
            <text:p>Engineerin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300" calcext:value-type="float">
            <text:p>557300</text:p>
          </table:table-cell>
          <table:table-cell office:value-type="string" calcext:value-type="string">
            <text:p>Commercial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400" calcext:value-type="float">
            <text:p>557400</text:p>
          </table:table-cell>
          <table:table-cell office:value-type="string" calcext:value-type="string">
            <text:p>Commercial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500" calcext:value-type="float">
            <text:p>557500</text:p>
          </table:table-cell>
          <table:table-cell office:value-type="string" calcext:value-type="string">
            <text:p>Commercial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100" calcext:value-type="float">
            <text:p>571100</text:p>
          </table:table-cell>
          <table:table-cell office:value-type="string" calcext:value-type="string">
            <text:p>Deployment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200" calcext:value-type="float">
            <text:p>571200</text:p>
          </table:table-cell>
          <table:table-cell office:value-type="string" calcext:value-type="string">
            <text:p>Deployment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300" calcext:value-type="float">
            <text:p>571300</text:p>
          </table:table-cell>
          <table:table-cell table:style-name="ce8" office:value-type="string" calcext:value-type="string">
            <text:p>Deployment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400" calcext:value-type="float">
            <text:p>571400</text:p>
          </table:table-cell>
          <table:table-cell office:value-type="string" calcext:value-type="string">
            <text:p>Deployment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500" calcext:value-type="float">
            <text:p>571500</text:p>
          </table:table-cell>
          <table:table-cell office:value-type="string" calcext:value-type="string">
            <text:p>Deployment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300" calcext:value-type="float">
            <text:p>577300</text:p>
          </table:table-cell>
          <table:table-cell office:value-type="string" calcext:value-type="string">
            <text:p>Deployment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400" calcext:value-type="float">
            <text:p>577400</text:p>
          </table:table-cell>
          <table:table-cell office:value-type="string" calcext:value-type="string">
            <text:p>Deployment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500" calcext:value-type="float">
            <text:p>577500</text:p>
          </table:table-cell>
          <table:table-cell office:value-type="string" calcext:value-type="string">
            <text:p>Deployment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300" calcext:value-type="float">
            <text:p>677300</text:p>
          </table:table-cell>
          <table:table-cell office:value-type="string" calcext:value-type="string">
            <text:p>MF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400" calcext:value-type="float">
            <text:p>677400</text:p>
          </table:table-cell>
          <table:table-cell office:value-type="string" calcext:value-type="string">
            <text:p>MF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500" calcext:value-type="float">
            <text:p>677500</text:p>
          </table:table-cell>
          <table:table-cell office:value-type="string" calcext:value-type="string">
            <text:p>MF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100" calcext:value-type="float">
            <text:p>711100</text:p>
          </table:table-cell>
          <table:table-cell office:value-type="string" calcext:value-type="string">
            <text:p>IR&amp;D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200" calcext:value-type="float">
            <text:p>711200</text:p>
          </table:table-cell>
          <table:table-cell office:value-type="string" calcext:value-type="string">
            <text:p>IR&amp;D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300" calcext:value-type="float">
            <text:p>711300</text:p>
          </table:table-cell>
          <table:table-cell office:value-type="string" calcext:value-type="string">
            <text:p>IR&amp;D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400" calcext:value-type="float">
            <text:p>711400</text:p>
          </table:table-cell>
          <table:table-cell office:value-type="string" calcext:value-type="string">
            <text:p>IR&amp;D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500" calcext:value-type="float">
            <text:p>711500</text:p>
          </table:table-cell>
          <table:table-cell office:value-type="string" calcext:value-type="string">
            <text:p>IR&amp;D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2700" calcext:value-type="float">
            <text:p>8212700</text:p>
          </table:table-cell>
          <table:table-cell office:value-type="string" calcext:value-type="string">
            <text:p>Admin Equip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3100" calcext:value-type="float">
            <text:p>8213100</text:p>
          </table:table-cell>
          <table:table-cell office:value-type="string" calcext:value-type="string">
            <text:p>Admin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9100" calcext:value-type="float">
            <text:p>8219100</text:p>
          </table:table-cell>
          <table:table-cell office:value-type="string" calcext:value-type="string">
            <text:p>Admin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17:16:49.827263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31T17:19:24.303553672</dc:date>
    <dc:creator>Ben Olsen</dc:creator>
    <meta:editing-duration>PT1H46M34S</meta:editing-duration>
    <meta:editing-cycles>24</meta:editing-cycles>
    <dc:title>Tables</dc:title>
    <meta:document-statistic meta:table-count="1" meta:cell-count="951" meta:object-count="0"/>
  </office:meta>
</office:document-meta>
</file>